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551" officeooo:paragraph-rsid="00118551"/>
    </style:style>
    <style:style style:name="P2" style:family="paragraph" style:parent-style-name="Standard">
      <style:paragraph-properties fo:text-align="justify" style:justify-single-word="false"/>
      <style:text-properties officeooo:rsid="00118551" officeooo:paragraph-rsid="00118551"/>
    </style:style>
    <style:style style:name="P3" style:family="paragraph" style:parent-style-name="Standard">
      <style:paragraph-properties fo:text-align="justify" style:justify-single-word="false"/>
      <style:text-properties fo:font-weight="bold" officeooo:rsid="00118551" officeooo:paragraph-rsid="00118551" style:font-weight-asian="bold" style:font-weight-complex="bold"/>
    </style:style>
    <style:style style:name="P4" style:family="paragraph" style:parent-style-name="Standard">
      <style:text-properties fo:font-size="20pt" fo:font-weight="bold" officeooo:rsid="00118551" officeooo:paragraph-rsid="00118551" style:font-size-asian="20pt" style:font-weight-asian="bold" style:font-size-complex="20pt" style:font-weight-complex="bold"/>
    </style:style>
    <style:style style:name="P5" style:family="paragraph" style:parent-style-name="Standard">
      <style:paragraph-properties fo:text-align="justify" style:justify-single-word="false"/>
      <style:text-properties officeooo:paragraph-rsid="00118551"/>
    </style:style>
    <style:style style:name="P6" style:family="paragraph" style:parent-style-name="Standard">
      <style:paragraph-properties fo:text-align="justify" style:justify-single-word="false"/>
      <style:text-properties officeooo:rsid="0012f381" officeooo:paragraph-rsid="0012f381"/>
    </style:style>
    <style:style style:name="P7" style:family="paragraph" style:parent-style-name="Standard">
      <style:paragraph-properties fo:text-align="justify" style:justify-single-word="false"/>
      <style:text-properties officeooo:rsid="0019204a" officeooo:paragraph-rsid="0019204a"/>
    </style:style>
    <style:style style:name="T1" style:family="text">
      <style:text-properties officeooo:rsid="00118551"/>
    </style:style>
    <style:style style:name="T2" style:family="text">
      <style:text-properties officeooo:rsid="0012f381"/>
    </style:style>
    <style:style style:name="T3" style:family="text">
      <style:text-properties officeooo:rsid="0014892a"/>
    </style:style>
    <style:style style:name="T4" style:family="text">
      <style:text-properties officeooo:rsid="00158266"/>
    </style:style>
    <style:style style:name="T5" style:family="text">
      <style:text-properties officeooo:rsid="0017a2fd"/>
    </style:style>
    <style:style style:name="T6" style:family="text">
      <style:text-properties officeooo:rsid="0019204a"/>
    </style:style>
    <style:style style:name="T7" style:family="text">
      <style:text-properties officeooo:rsid="001a8b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MMARY</text:p>
      <text:p text:style-name="P1"/>
      <text:p text:style-name="P3">Background</text:p>
      <text:p text:style-name="P2">Mandatory COVID-19 certification (Covid Passport) <text:span text:style-name="T6">was</text:span> introduced at different times in the four countries of the UK. We aim<text:span text:style-name="T6">ed</text:span> to study the effect of this intervention on the incidence of cases and hospital admissions.</text:p>
      <text:p text:style-name="P2"/>
      <text:p text:style-name="P3">Methods</text:p>
      <text:p text:style-name="P5"><text:span text:style-name="T1">We performed Negative Binomial Segmented Regression and ARIMA analyses for the four countries (England, Northern Ireland, Scotland and Wales), and fitted Difference-in-</text:span><text:span text:style-name="T6">D</text:span><text:span text:style-name="T1">ifferences models to compare the </text:span><text:span text:style-name="T6">latter</text:span><text:span text:style-name="T1"> three to England, as a negative control group. The main outcome was the </text:span><text:span text:style-name="T6">weekly averaged</text:span><text:span text:style-name="T1"> incidence of COVID-19 </text:span><text:span text:style-name="T6">cases</text:span><text:span text:style-name="T1"> and hospital admissions.</text:span></text:p>
      <text:p text:style-name="P2"/>
      <text:p text:style-name="P3">Findings</text:p>
      <text:p text:style-name="P5"><text:span text:style-name="T1">Covid Passport</text:span><text:span text:style-name="T6">s</text:span><text:span text:style-name="T1"> led to a decrease in the incidence of cases and hospital admissions in Northern Ireland, </text:span><text:span text:style-name="T2">as well as in Wales during the second half of November. The same </text:span><text:span text:style-name="T6">was seen</text:span><text:span text:style-name="T2"> for hospital admissions in Wales and Scotland during October. In Wales the incidence rate of cases </text:span><text:span text:style-name="T3">in October</text:span><text:span text:style-name="T2"> already had a decreasing tendency, as well as in England, </text:span><text:span text:style-name="T4">hence a</text:span><text:span text:style-name="T2"> </text:span><text:span text:style-name="T4">particular</text:span><text:span text:style-name="T2"> impact of Covid Passport </text:span><text:span text:style-name="T6">was less obvious</text:span><text:span text:style-name="T2">. </text:span><text:span text:style-name="T6">Method assumptions for the Difference-in-Differences analysis did not hold for Scotland. A</text:span><text:span text:style-name="T2">dditional NBSR and ARIMA models suggest similar results, while also accounting for correlation in the latter. The assessment of the effect in England itself leads to believe that this intervention might not be strong enough for the Omicron variant, which was the prevalent </text:span><text:span text:style-name="T5">one </text:span><text:span text:style-name="T2">at the time of introduction of Covid Passport in the country.</text:span></text:p>
      <text:p text:style-name="P2"/>
      <text:p text:style-name="P3">Interpretation</text:p>
      <text:p text:style-name="P6">Mandatory Covid Passport<text:span text:style-name="T6">s</text:span> reduce<text:span text:style-name="T6">d COVID-19 transmission</text:span> and hospital<text:span text:style-name="T6">isations when Delta predominated in the UK, but lost efficacy when Omicron became the most common variant</text:span>.</text:p>
      <text:p text:style-name="P2"/>
      <text:p text:style-name="P3">Funding</text:p>
      <text:p text:style-name="P7">tb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8T19:52:42.845213064</meta:creation-date>
    <dc:date>2022-02-05T20:00:46.913914220</dc:date>
    <meta:editing-duration>PT17M5S</meta:editing-duration>
    <meta:editing-cycles>8</meta:editing-cycles>
    <meta:generator>LibreOffice/6.4.7.2$Linux_X86_64 LibreOffice_project/40$Build-2</meta:generator>
    <meta:document-statistic meta:table-count="0" meta:image-count="0" meta:object-count="0" meta:page-count="1" meta:paragraph-count="11" meta:word-count="250" meta:character-count="1633" meta:non-whitespace-character-count="1394"/>
  </office:meta>
</office:document-meta>
</file>